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auto" style:text-underline-color="font-color" style:font-name-complex="Arial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397a7f" style:font-weight-asian="normal" style:font-name-complex="Arial" style:font-weight-complex="normal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7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bold" officeooo:rsid="002f0aff" officeooo:paragraph-rsid="00324799" style:font-weight-asian="bold" style:font-name-complex="Arial" style:font-weight-complex="bold"/>
    </style:style>
    <style:style style:name="P8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9" style:family="paragraph" style:parent-style-name="Standard">
      <style:paragraph-properties fo:margin-top="0.212cm" fo:margin-bottom="0cm" style:contextual-spacing="false"/>
      <style:text-properties officeooo:paragraph-rsid="0020e0e2"/>
    </style:style>
    <style:style style:name="P10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11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382dd0"/>
    </style:style>
    <style:style style:name="P12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3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4" style:family="paragraph" style:parent-style-name="Standard" style:list-style-name="L1">
      <style:paragraph-properties fo:margin-top="0.212cm" fo:margin-bottom="0cm" style:contextual-spacing="false" fo:text-align="start" style:justify-single-word="false"/>
      <style:text-properties style:font-name="Arial" fo:font-size="12pt" fo:font-weight="bold" officeooo:rsid="00391010" officeooo:paragraph-rsid="00391010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text-properties style:font-name="Arial" officeooo:rsid="00408cdb" officeooo:paragraph-rsid="00408cdb" style:font-name-complex="Ari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3b0593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3e9d43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a697d" style:font-name-complex="Arial"/>
    </style:style>
    <style:style style:name="T7" style:family="text">
      <style:text-properties style:font-name="Arial" officeooo:rsid="002f0aff" style:font-name-complex="Arial"/>
    </style:style>
    <style:style style:name="T8" style:family="text">
      <style:text-properties style:font-name="Arial" officeooo:rsid="00363a6c" style:font-name-complex="Arial"/>
    </style:style>
    <style:style style:name="T9" style:family="text">
      <style:text-properties style:font-name="Arial" officeooo:rsid="003b0593" style:font-name-complex="Arial"/>
    </style:style>
    <style:style style:name="T10" style:family="text">
      <style:text-properties style:font-name="Arial" officeooo:rsid="00408cdb" style:font-name-complex="Arial"/>
    </style:style>
    <style:style style:name="T11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2" style:family="text">
      <style:text-properties style:font-name="Arial" style:text-underline-style="solid" style:text-underline-width="bold" style:text-underline-color="font-color" fo:font-weight="bold" officeooo:rsid="00382dd0" style:font-weight-asian="bold" style:font-name-complex="Arial"/>
    </style:style>
    <style:style style:name="T13" style:family="text">
      <style:text-properties style:font-name="Arial" fo:font-weight="normal" officeooo:rsid="003e9d43" style:font-weight-asian="normal" style:font-name-complex="Arial" style:font-weight-complex="normal"/>
    </style:style>
    <style:style style:name="T14" style:family="text">
      <style:text-properties style:font-name="Arial" fo:font-weight="normal" officeooo:rsid="00408cdb" style:font-weight-asian="normal" style:font-name-complex="Ari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408cdb"/>
    </style:style>
    <style:style style:name="T17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8"><text:span text:style-name="T1">Fiche d’anomalie N°</text:span><text:span text:style-name="T2">1</text:span><text:span text:style-name="T3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6">0</text:span><text:span text:style-name="T9">7</text:span><text:span text:style-name="T5">/0</text:span><text:span text:style-name="T6">5</text:span><text:span text:style-name="T5">/201</text:span><text:span text:style-name="T8">6</text:span></text:p>
          </table:table-cell>
          <table:table-cell table:style-name="Tableau1.B2" office:value-type="string">
            <text:p text:style-name="P10"><text:span text:style-name="T4">Date de clôture : <text:s text:c="31"/> 4</text:span><text:bookmark text:name="_1410176768"/><text:bookmark text:name="_1410177184"/><text:bookmark text:name="_1415458630"/><text:bookmark text:name="_1418046982"/><field:fieldmark-start text:name="__Fieldmark__2359_1291748600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10"><text:span text:style-name="T11">Description :</text:span><text:span text:style-name="T4"> </text:span><text:span text:style-name="T13">Vidéo – </text:span><text:span text:style-name="T14">ne trouve pas les greffons</text:span></text:p>
            <text:p text:style-name="P5"><text:span text:style-name="T15">Remède :</text:span> <text:s/><text:span text:style-name="T16">Installation des greffons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1"><text:span text:style-name="T12">Procédure</text:span><text:span text:style-name="T11"> :</text:span><text:span text:style-name="T8"> </text:span><text:span text:style-name="T10">automatique</text:span></text:p>
            <text:list xml:id="list4782318069558531818" text:style-name="L1">
              <text:list-item>
                <text:p text:style-name="P14"/>
              </text:list-item>
            </text:list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6">Analyse : 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5">Sans objet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7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9"><text:span text:style-name="T11">Conclusion </text:span><text:span text:style-name="T4">: </text:span><text:span text:style-name="T7"><text:s/></text:span><text:span text:style-name="T10">Il ne les trouve pas, puis il les trouve, les greffons !</text:span></text:p>
            <text:p text:style-name="P9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/Données/SCAO/Projet_SCAO/Anomalies/Fiche d'anomalie N°14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28T18:30:01.461059520</dc:date>
    <meta:print-date>2016-05-28T18:29:43.805995496</meta:print-date>
    <meta:editing-cycles>15</meta:editing-cycles>
    <meta:editing-duration>PT1H13M46S</meta:editing-duration>
    <meta:generator>LibreOffice/4.2.8.2$Linux_x86 LibreOffice_project/420m0$Build-2</meta:generator>
    <meta:document-statistic meta:table-count="2" meta:image-count="1" meta:object-count="0" meta:page-count="1" meta:paragraph-count="13" meta:word-count="54" meta:character-count="394" meta:non-whitespace-character-count="318"/>
  </office:meta>
</office:document-meta>
</file>